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ose rocks look promising.</text:p>
          </table:table-cell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you're right!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 office:value-type="string">
            <text:p>Takoyaki-chan, hit 'em with that visor of
yours, stat!</text:p>
          </table:table-cell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ww, Yeaaah! Leave it to Meeee!!</text:p>
          </table:table-cell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ell?</text:p>
          </table:table-cell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a Maaatch!!!</text:p>
          </table:table-cell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 office:value-type="string">
            <text:p>I'm detecting Ion Matter in one out of these
three Rooocks!!</text:p>
          </table:table-cell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! Off to a great start!!!</text:p>
          </table:table-cell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Oh, but, the other two rocks are totally
Dangerooous.</text:p>
          </table:table-cell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 office:value-type="string">
            <text:p>I'm sensing something blistering hot right
underneath them, so if they take a blow, magma
will definitely shoot straight Uuup.</text:p>
          </table:table-cell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...! Th-Then we'll have to be extra careful
not to make a mistake..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will be relying on your visor, Takoyaki-san.</text:p>
          </table:table-cell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 office:value-type="string">
            <text:p>By the way, how many of these will we have to
gather up?</text:p>
          </table:table-cell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mme Seeee...</text:p>
          </table:table-cell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 office:value-type="string">
            <text:p>For both creating the STS, and for supplying my
starship with energy...</text:p>
          </table:table-cell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 office:value-type="string">
            <text:p>Six should be plenty, I Thiiink?</text:p>
          </table:table-cell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</text:p>
          </table:table-cell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 office:value-type="string">
            <text:p>Let's conduct a search of the cave, and
assemble six lumps of Ion Matter.</text:p>
          </table:table-cell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 office:value-type="string">
            <text:p>Oh... it's super hot in here, so let's put pedal
to metal and get this over with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